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11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column table:style-name="co1" table:number-columns-repeated="3" table:default-cell-style-name="ce11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style-name="ce5"/>
          <table:table-cell table:style-name="ce5" table:formula="of:=[.D19] - [.C19]" office:value-type="float" office:value="82260" calcext:value-type="float">
            <text:p>82 260</text:p>
          </table:table-cell>
          <table:table-cell table:style-name="ce5"/>
          <table:table-cell table:formula="of:=[.F19] - [.E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office:value-type="float" office:value="4" calcext:value-type="float">
            <text:p>4</text:p>
          </table:table-cell>
          <table:table-cell table:formula="of:= [.D19] + [.C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office:value-type="float" office:value="1" calcext:value-type="float">
            <text:p>1</text:p>
          </table:table-cell>
          <table:table-cell table:formula="of:= [.D20] + [.C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2"/>
          <table:table-cell table:style-name="ce9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office:value-type="float" office:value="5" calcext:value-type="float">
            <text:p>5</text:p>
          </table:table-cell>
          <table:table-cell table:formula="of:= [.D21] + [.C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 table:style-name="ce9"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3" calcext:value-type="float">
            <text:p>3</text:p>
          </table:table-cell>
          <table:table-cell table:formula="of:= [.D22] + [.C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4" calcext:value-type="float">
            <text:p>4</text:p>
          </table:table-cell>
          <table:table-cell table:formula="of:= [.D23] + [.C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" calcext:value-type="float">
            <text:p>2</text:p>
          </table:table-cell>
          <table:table-cell table:formula="of:= [.D24] + [.C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3" calcext:value-type="float">
            <text:p>3</text:p>
          </table:table-cell>
          <table:table-cell table:formula="of:= [.D25] + [.C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4" calcext:value-type="float">
            <text:p>4</text:p>
          </table:table-cell>
          <table:table-cell table:formula="of:= [.D26] + [.C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" calcext:value-type="float">
            <text:p>2</text:p>
          </table:table-cell>
          <table:table-cell table:formula="of:= [.D27] + [.C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3" calcext:value-type="float">
            <text:p>3</text:p>
          </table:table-cell>
          <table:table-cell table:formula="of:= [.D28] + [.C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5" calcext:value-type="float">
            <text:p>5</text:p>
          </table:table-cell>
          <table:table-cell table:formula="of:= [.D29] + [.C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5" calcext:value-type="float">
            <text:p>5</text:p>
          </table:table-cell>
          <table:table-cell table:formula="of:= [.D30] + [.C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5" calcext:value-type="float">
            <text:p>5</text:p>
          </table:table-cell>
          <table:table-cell table:formula="of:= [.D31] + [.C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11" calcext:value-type="float">
            <text:p>11</text:p>
          </table:table-cell>
          <table:table-cell table:formula="of:= [.D32] + [.C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3" calcext:value-type="float">
            <text:p>3</text:p>
          </table:table-cell>
          <table:table-cell table:formula="of:= [.D33] + [.C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5" calcext:value-type="float">
            <text:p>5</text:p>
          </table:table-cell>
          <table:table-cell table:formula="of:= [.D34] + [.C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" calcext:value-type="float">
            <text:p>2</text:p>
          </table:table-cell>
          <table:table-cell table:formula="of:= [.D35] + [.C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6" calcext:value-type="float">
            <text:p>6</text:p>
          </table:table-cell>
          <table:table-cell table:formula="of:= [.D36] + [.C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10" calcext:value-type="float">
            <text:p>10</text:p>
          </table:table-cell>
          <table:table-cell table:formula="of:= [.D37] + [.C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5" calcext:value-type="float">
            <text:p>5</text:p>
          </table:table-cell>
          <table:table-cell table:formula="of:= [.D38] + [.C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6" calcext:value-type="float">
            <text:p>6</text:p>
          </table:table-cell>
          <table:table-cell table:formula="of:= [.D39] + [.C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8" calcext:value-type="float">
            <text:p>8</text:p>
          </table:table-cell>
          <table:table-cell table:formula="of:= [.D40] + [.C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" calcext:value-type="float">
            <text:p>2</text:p>
          </table:table-cell>
          <table:table-cell table:formula="of:= [.D41] + [.C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119.090909090909" calcext:value-type="float">
            <text:p>119,09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1" calcext:value-type="float">
            <text:p>1</text:p>
          </table:table-cell>
          <table:table-cell table:formula="of:= [.D42] + [.C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F42] + [.E43]" office:value-type="float" office:value="419178" calcext:value-type="float">
            <text:p>419 178</text:p>
          </table:table-cell>
          <table:table-cell table:formula="of:= [.E43] / [.C43]" office:value-type="float" office:value="409" calcext:value-type="float">
            <text:p>409,00</text:p>
          </table:table-cell>
          <table:table-cell table:formula="of:= SUM([.E42:.E44]) / SUM([.C42:.C44])" office:value-type="float" office:value="311" calcext:value-type="float">
            <text:p>311,00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J43] - [.J42] - [.I4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1" calcext:value-type="float">
            <text:p>1</text:p>
          </table:table-cell>
          <table:table-cell table:formula="of:= [.D43] + [.C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F43] + [.E44]" office:value-type="float" office:value="419594" calcext:value-type="float">
            <text:p>419 594</text:p>
          </table:table-cell>
          <table:table-cell table:formula="of:= [.E44] / [.C44]" office:value-type="float" office:value="416" calcext:value-type="float">
            <text:p>416,00</text:p>
          </table:table-cell>
          <table:table-cell table:formula="of:= SUM([.E43:.E45]) / SUM([.C43:.C45])" office:value-type="float" office:value="115.636363636364" calcext:value-type="float">
            <text:p>115,64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F44] + [.E45]" office:value-type="float" office:value="420041" calcext:value-type="float">
            <text:p>420 041</text:p>
          </table:table-cell>
          <table:table-cell table:formula="of:= [.E45] / [.C45]" office:value-type="float" office:value="49.6666666666667" calcext:value-type="float">
            <text:p>49,67</text:p>
          </table:table-cell>
          <table:table-cell table:formula="of:= SUM([.E44:.E46]) / SUM([.C44:.C46])" office:value-type="float" office:value="89.2666666666667" calcext:value-type="float">
            <text:p>89,27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5" calcext:value-type="float">
            <text:p>5</text:p>
          </table:table-cell>
          <table:table-cell table:formula="of:= [.D45] + [.C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F45] + [.E46]" office:value-type="float" office:value="420517" calcext:value-type="float">
            <text:p>420 517</text:p>
          </table:table-cell>
          <table:table-cell table:formula="of:= [.E46] / [.C46]" office:value-type="float" office:value="95.2" calcext:value-type="float">
            <text:p>95,20</text:p>
          </table:table-cell>
          <table:table-cell table:formula="of:= SUM([.E45:.E47]) / SUM([.C45:.C47])" office:value-type="float" office:value="57.44" calcext:value-type="float">
            <text:p>57,44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11" calcext:value-type="float">
            <text:p>11</text:p>
          </table:table-cell>
          <table:table-cell table:formula="of:= [.D46] + [.C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F46] + [.E47]" office:value-type="float" office:value="421030" calcext:value-type="float">
            <text:p>421 030</text:p>
          </table:table-cell>
          <table:table-cell table:formula="of:= [.E47] / [.C47]" office:value-type="float" office:value="46.6363636363636" calcext:value-type="float">
            <text:p>46,64</text:p>
          </table:table-cell>
          <table:table-cell table:formula="of:= SUM([.E46:.E48]) / SUM([.C46:.C48])" office:value-type="float" office:value="73.2380952380952" calcext:value-type="float">
            <text:p>73,24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5" calcext:value-type="float">
            <text:p>5</text:p>
          </table:table-cell>
          <table:table-cell table:formula="of:= [.D47] + [.C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F47] + [.E48]" office:value-type="float" office:value="421579" calcext:value-type="float">
            <text:p>421 579</text:p>
          </table:table-cell>
          <table:table-cell table:formula="of:= [.E48] / [.C48]" office:value-type="float" office:value="109.8" calcext:value-type="float">
            <text:p>109,80</text:p>
          </table:table-cell>
          <table:table-cell table:formula="of:= SUM([.E47:.E49]) / SUM([.C47:.C49])" office:value-type="float" office:value="83.9444444444444" calcext:value-type="float">
            <text:p>83,94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" calcext:value-type="float">
            <text:p>2</text:p>
          </table:table-cell>
          <table:table-cell table:formula="of:= [.D48] + [.C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F48] + [.E49]" office:value-type="float" office:value="422028" calcext:value-type="float">
            <text:p>422 028</text:p>
          </table:table-cell>
          <table:table-cell table:formula="of:= [.E49] / [.C49]" office:value-type="float" office:value="224.5" calcext:value-type="float">
            <text:p>224,50</text:p>
          </table:table-cell>
          <table:table-cell table:formula="of:= SUM([.E48:.E50]) / SUM([.C48:.C50])" office:value-type="float" office:value="180.125" calcext:value-type="float">
            <text:p>180,13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1" calcext:value-type="float">
            <text:p>1</text:p>
          </table:table-cell>
          <table:table-cell table:formula="of:= [.D49] + [.C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F49] + [.E50]" office:value-type="float" office:value="422471" calcext:value-type="float">
            <text:p>422 471</text:p>
          </table:table-cell>
          <table:table-cell table:formula="of:= [.E50] / [.C50]" office:value-type="float" office:value="443" calcext:value-type="float">
            <text:p>443,00</text:p>
          </table:table-cell>
          <table:table-cell table:formula="of:= SUM([.E49:.E51]) / SUM([.C49:.C51])" office:value-type="float" office:value="101.846153846154" calcext:value-type="float">
            <text:p>101,85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10" calcext:value-type="float">
            <text:p>10</text:p>
          </table:table-cell>
          <table:table-cell table:formula="of:= [.D50] + [.C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F50] + [.E51]" office:value-type="float" office:value="422903" calcext:value-type="float">
            <text:p>422 903</text:p>
          </table:table-cell>
          <table:table-cell table:formula="of:= [.E51] / [.C51]" office:value-type="float" office:value="43.2" calcext:value-type="float">
            <text:p>43,20</text:p>
          </table:table-cell>
          <table:table-cell table:formula="of:= SUM([.E50:.E52]) / SUM([.C50:.C52])" office:value-type="float" office:value="61.5652173913044" calcext:value-type="float">
            <text:p>61,57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21" calcext:value-type="date">
            <text:p>21.09.2021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 [.D51] + [.C52]" office:value-type="float" office:value="82426" calcext:value-type="float">
            <text:p>82 426</text:p>
          </table:table-cell>
          <table:table-cell table:style-name="ce7" office:value-type="float" office:value="541" calcext:value-type="float">
            <text:p>541</text:p>
          </table:table-cell>
          <table:table-cell table:formula="of:= [.F51] + [.E52]" office:value-type="float" office:value="423444" calcext:value-type="float">
            <text:p>423 444</text:p>
          </table:table-cell>
          <table:table-cell table:formula="of:= [.E52] / [.C52]" office:value-type="float" office:value="45.0833333333333" calcext:value-type="float">
            <text:p>45,08</text:p>
          </table:table-cell>
          <table:table-cell table:formula="of:= SUM([.E51:.E53]) / SUM([.C51:.C53])" office:value-type="float" office:value="44.2272727272727" calcext:value-type="float">
            <text:p>44,23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table:style-name="ce5"/>
          <table:table-cell table:style-name="ce5" table:formula="of:= [.D52] + [.C53]" office:value-type="float" office:value="82426" calcext:value-type="float">
            <text:p>82 426</text:p>
          </table:table-cell>
          <table:table-cell table:style-name="ce5"/>
          <table:table-cell table:formula="of:= [.F52] + [.E53]" office:value-type="float" office:value="423444" calcext:value-type="float">
            <text:p>423 444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float" office:value="45.0833333333333" calcext:value-type="float">
            <text:p>45,08</text:p>
          </table:table-cell>
          <table:table-cell table:number-columns-repeated="2"/>
          <table:table-cell table:formula="of:= [.J53] - [.J52] - [.I53]" office:value-type="float" office:value="-1700669" calcext:value-type="float">
            <text:p>-1 700 669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table:style-name="ce5"/>
          <table:table-cell table:style-name="ce5" table:formula="of:= [.D53] + [.C54]" office:value-type="float" office:value="82426" calcext:value-type="float">
            <text:p>82 426</text:p>
          </table:table-cell>
          <table:table-cell table:style-name="ce5"/>
          <table:table-cell table:formula="of:= [.F53] + [.E54]" office:value-type="float" office:value="423444" calcext:value-type="float">
            <text:p>423 444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 table:style-name="ce5"/>
          <table:table-cell table:style-name="ce5" table:formula="of:= [.D54] + [.C55]" office:value-type="float" office:value="82426" calcext:value-type="float">
            <text:p>82 426</text:p>
          </table:table-cell>
          <table:table-cell table:style-name="ce5"/>
          <table:table-cell table:formula="of:= [.F54] + [.E55]" office:value-type="float" office:value="423444" calcext:value-type="float">
            <text:p>423 444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table:style-name="ce5"/>
          <table:table-cell table:style-name="ce5" table:formula="of:= [.D55] + [.C56]" office:value-type="float" office:value="82426" calcext:value-type="float">
            <text:p>82 426</text:p>
          </table:table-cell>
          <table:table-cell table:style-name="ce5"/>
          <table:table-cell table:formula="of:= [.F55] + [.E56]" office:value-type="float" office:value="423444" calcext:value-type="float">
            <text:p>423 444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table:style-name="ce5"/>
          <table:table-cell table:style-name="ce5" table:formula="of:= [.D56] + [.C57]" office:value-type="float" office:value="82426" calcext:value-type="float">
            <text:p>82 426</text:p>
          </table:table-cell>
          <table:table-cell table:style-name="ce5"/>
          <table:table-cell table:formula="of:= [.F56] + [.E57]" office:value-type="float" office:value="423444" calcext:value-type="float">
            <text:p>423 444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table:style-name="ce5"/>
          <table:table-cell table:style-name="ce5" table:formula="of:= [.D57] + [.C58]" office:value-type="float" office:value="82426" calcext:value-type="float">
            <text:p>82 426</text:p>
          </table:table-cell>
          <table:table-cell table:style-name="ce5"/>
          <table:table-cell table:formula="of:= [.F57] + [.E58]" office:value-type="float" office:value="423444" calcext:value-type="float">
            <text:p>423 444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 table:style-name="ce5"/>
          <table:table-cell table:style-name="ce5" table:formula="of:= [.D58] + [.C59]" office:value-type="float" office:value="82426" calcext:value-type="float">
            <text:p>82 426</text:p>
          </table:table-cell>
          <table:table-cell table:style-name="ce5"/>
          <table:table-cell table:formula="of:= [.F58] + [.E59]" office:value-type="float" office:value="423444" calcext:value-type="float">
            <text:p>423 444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table:style-name="ce5"/>
          <table:table-cell table:style-name="ce5" table:formula="of:= [.D59] + [.C60]" office:value-type="float" office:value="82426" calcext:value-type="float">
            <text:p>82 426</text:p>
          </table:table-cell>
          <table:table-cell table:style-name="ce5"/>
          <table:table-cell table:formula="of:= [.F59] + [.E60]" office:value-type="float" office:value="423444" calcext:value-type="float">
            <text:p>423 444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table:style-name="ce5"/>
          <table:table-cell table:style-name="ce5" table:formula="of:= [.D60] + [.C61]" office:value-type="float" office:value="82426" calcext:value-type="float">
            <text:p>82 426</text:p>
          </table:table-cell>
          <table:table-cell table:style-name="ce5"/>
          <table:table-cell table:formula="of:= [.F60] + [.E61]" office:value-type="float" office:value="423444" calcext:value-type="float">
            <text:p>423 444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22T09:40:05.059655737</dc:date>
    <dc:creator>Tomáš Metelka</dc:creator>
    <meta:editing-duration>P29DT23H33M14S</meta:editing-duration>
    <meta:editing-cycles>41</meta:editing-cycles>
    <meta:generator>LibreOffice/6.0.7.3$Linux_X86_64 LibreOffice_project/00m0$Build-3</meta:generator>
    <meta:document-statistic meta:table-count="1" meta:cell-count="412" meta:object-count="0"/>
  </office:meta>
</office:document-meta>
</file>